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language="mk" fo:country="MK" officeooo:rsid="000e12a1" officeooo:paragraph-rsid="000e12a1"/>
    </style:style>
    <style:style style:name="P2" style:family="paragraph" style:parent-style-name="Standard">
      <style:text-properties fo:language="mk" fo:country="MK" officeooo:rsid="000e12a1" officeooo:paragraph-rsid="000e12a1"/>
    </style:style>
    <style:style style:name="P3" style:family="paragraph" style:parent-style-name="Standard">
      <style:text-properties fo:language="en" fo:country="GB" officeooo:rsid="000e12a1" officeooo:paragraph-rsid="000e12a1"/>
    </style:style>
    <style:style style:name="P4" style:family="paragraph" style:parent-style-name="Standard">
      <style:text-properties fo:language="en" fo:country="GB" officeooo:rsid="000f288c" officeooo:paragraph-rsid="000f288c"/>
    </style:style>
    <style:style style:name="P5" style:family="paragraph" style:parent-style-name="Standard">
      <style:text-properties fo:language="en" fo:country="GB" officeooo:rsid="000f288c" officeooo:paragraph-rsid="0014048e"/>
    </style:style>
    <style:style style:name="P6" style:family="paragraph" style:parent-style-name="Standard">
      <style:text-properties fo:language="en" fo:country="GB" officeooo:rsid="000f52a7" officeooo:paragraph-rsid="000f52a7"/>
    </style:style>
    <style:style style:name="P7" style:family="paragraph" style:parent-style-name="Standard">
      <style:text-properties fo:language="en" fo:country="GB" officeooo:rsid="000f52a7" officeooo:paragraph-rsid="0014048e"/>
    </style:style>
    <style:style style:name="P8" style:family="paragraph" style:parent-style-name="Standard">
      <style:text-properties officeooo:paragraph-rsid="000e12a1"/>
    </style:style>
    <style:style style:name="P9" style:family="paragraph" style:parent-style-name="Standard">
      <style:text-properties fo:language="en" fo:country="GB" officeooo:rsid="000f52a7" officeooo:paragraph-rsid="001404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048e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language="mk" fo:country="MK"/>
    </style:style>
    <style:style style:name="T7" style:family="text">
      <style:text-properties fo:language="mk" fo:country="MK" style:text-underline-style="none" fo:font-weight="normal" style:font-weight-asian="normal" style:font-weight-complex="normal"/>
    </style:style>
    <style:style style:name="T8" style:family="text">
      <style:text-properties fo:language="mk" fo:country="MK" style:text-underline-style="none" fo:font-weight="normal" officeooo:rsid="000e12a1" style:font-weight-asian="normal" style:font-weight-complex="normal"/>
    </style:style>
    <style:style style:name="T9" style:family="text">
      <style:text-properties fo:language="mk" fo:country="MK" fo:font-weight="normal" style:font-weight-asian="normal" style:font-weight-complex="normal"/>
    </style:style>
    <style:style style:name="T10" style:family="text">
      <style:text-properties fo:language="mk" fo:country="MK" fo:font-weight="normal" officeooo:rsid="0014d656" style:font-weight-asian="normal" style:font-weight-complex="normal"/>
    </style:style>
    <style:style style:name="T11" style:family="text">
      <style:text-properties fo:language="mk" fo:country="MK" fo:font-weight="bold" style:font-weight-asian="bold" style:font-weight-complex="bold"/>
    </style:style>
    <style:style style:name="T12" style:family="text">
      <style:text-properties fo:language="mk" fo:country="MK" fo:font-weight="bold" officeooo:rsid="0014d656" style:font-weight-asian="bold" style:font-weight-complex="bold"/>
    </style:style>
    <style:style style:name="T13" style:family="text">
      <style:text-properties fo:language="en" fo:country="GB" officeooo:rsid="000e12a1"/>
    </style:style>
    <style:style style:name="T14" style:family="text">
      <style:text-properties fo:language="en" fo:country="GB" style:text-underline-style="solid" style:text-underline-width="auto" style:text-underline-color="font-color" fo:font-weight="bold" officeooo:rsid="000e12a1" style:font-weight-asian="bold" style:font-weight-complex="bold"/>
    </style:style>
    <style:style style:name="T15" style:family="text">
      <style:text-properties fo:language="en" fo:country="GB" fo:font-weight="bold" officeooo:rsid="000e12a1" style:font-weight-asian="bold" style:font-weight-complex="bold"/>
    </style:style>
    <style:style style:name="T16" style:family="text">
      <style:text-properties fo:language="en" fo:country="GB" fo:font-weight="normal" officeooo:rsid="000e12a1" style:font-weight-asian="normal" style:font-weight-complex="normal"/>
    </style:style>
    <style:style style:name="T17" style:family="text">
      <style:text-properties fo:language="en" fo:country="GB" style:text-underline-style="none" fo:font-weight="normal" officeooo:rsid="000e12a1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106daf"/>
    </style:style>
    <style:style style:name="T20" style:family="text">
      <style:text-properties officeooo:rsid="001237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истем за грантови за научни патувања </text:p>
      <text:p text:style-name="P2"/>
      <text:p text:style-name="P2"/>
      <text:p text:style-name="P2">Релациска шема </text:p>
      <text:p text:style-name="P2"/>
      <text:p text:style-name="P2">Bold- not null </text:p>
      <text:p text:style-name="P2">underline- primary key </text:p>
      <text:p text:style-name="P2">* - foreign key</text:p>
      <text:p text:style-name="P2"/>
      <text:p text:style-name="P3"/>
      <text:p text:style-name="P3">Faculty (<text:span text:style-name="T3">Faculty_ID,</text:span><text:span text:style-name="T4"> Name, Department, Title, Email</text:span>)</text:p>
      <text:p text:style-name="P3"/>
      <text:p text:style-name="P3">Employee (<text:span text:style-name="T3">Employee_ID</text:span>, <text:span text:style-name="T1">Name, Position, </text:span><text:span text:style-name="T18">Salary</text:span><text:span text:style-name="T1">, Hire_Date, </text:span><text:span text:style-name="T5">Faculty_ID</text:span><text:span text:style-name="T7">*</text:span><text:span text:style-name="T5">(Faculty))</text:span></text:p>
      <text:p text:style-name="P3"/>
      <text:p text:style-name="P3">Grant_Application (<text:span text:style-name="T3">Application_ID</text:span>, <text:span text:style-name="T1">Submission_Date</text:span>, <text:span text:style-name="T18">Status</text:span>, <text:span text:style-name="T5">Faculty_ID</text:span><text:span text:style-name="T7">*</text:span><text:span text:style-name="T5">(Faculty)</text:span>, <text:span text:style-name="T1">Requested_Amount</text:span>, <text:span text:style-name="T1">Project_Title</text:span>)</text:p>
      <text:p text:style-name="P3"/>
      <text:p text:style-name="P8"><text:span text:style-name="T13">Review_Committee (</text:span><text:span text:style-name="T14">Committee_ID</text:span><text:span text:style-name="T13">, </text:span><text:span text:style-name="T15">Name, </text:span><text:span text:style-name="T16">Description, Review_Committee</text:span><text:span text:style-name="T8">*</text:span><text:span text:style-name="T17">(Faculty))</text:span></text:p>
      <text:p text:style-name="P3"/>
      <text:p text:style-name="P3">Review (<text:span text:style-name="T3">Review_ID</text:span>, Date, <text:span text:style-name="T1">Comments</text:span><text:span text:style-name="T18">, </text:span><text:span text:style-name="T1">Recommendation</text:span><text:span text:style-name="T18">, Application_ID</text:span><text:span text:style-name="T9">*</text:span><text:span text:style-name="T18">(Grant_Application), </text:span><text:span text:style-name="T9">Commit</text:span><text:span text:style-name="T10">т</text:span><text:span text:style-name="T9">ee_ID*</text:span><text:span text:style-name="T18">(Review_Committee))</text:span></text:p>
      <text:p text:style-name="P3"/>
      <text:p text:style-name="P3">Project (<text:span text:style-name="T3">Project_ID</text:span>, <text:span text:style-name="T1">Project_Name</text:span><text:span text:style-name="T18">, </text:span><text:span text:style-name="T1">Project_Description</text:span>, <text:span text:style-name="T1">Start_Date</text:span>, End_Date, <text:span text:style-name="T1">Budget_Allocated, Status, </text:span><text:span text:style-name="T18">Project</text:span><text:span text:style-name="T9">*</text:span><text:span text:style-name="T18">(Grant_Application), Project</text:span><text:span text:style-name="T9">*</text:span><text:span text:style-name="T18">(Travel))</text:span></text:p>
      <text:p text:style-name="P3"/>
      <text:p text:style-name="P3">Travel (<text:span text:style-name="T3">Travel_ID</text:span>, <text:span text:style-name="T1">Purpose</text:span>, <text:span text:style-name="T1">Start_Date</text:span>, End_Date,<text:span text:style-name="T18"> Description</text:span>)</text:p>
      <text:p text:style-name="P3"/>
      <text:p text:style-name="P3">Budget (<text:span text:style-name="T3">Budget_ID</text:span>, Travel_Id<text:span text:style-name="T6">*</text:span>(Travel)<text:span text:style-name="T1">Allocated_Amount,</text:span> Spent_Amount, Application_Id<text:span text:style-name="T6">*</text:span>(Grant_Application))</text:p>
      <text:p text:style-name="P3"/>
      <text:p text:style-name="P3"/>
      <text:p text:style-name="P3"/>
      <text:p text:style-name="P4"/>
      <text:p text:style-name="P4"/>
      <text:p text:style-name="P6">Employee_<text:span text:style-name="T20">Funds_</text:span>Travel(<text:span text:style-name="T2">Employee</text:span><text:span text:style-name="T1">_ID*(</text:span><text:span text:style-name="T11">Em</text:span><text:span text:style-name="T12">п</text:span><text:span text:style-name="T11">oloyee</text:span><text:span text:style-name="T1">), </text:span><text:span text:style-name="T2">Travel</text:span><text:span text:style-name="T1">_ID*(Travel</text:span>))</text:p>
      <text:p text:style-name="P6"/>
      <text:p text:style-name="P6"/>
      <text:p text:style-name="P6"/>
      <text:p text:style-name="P6"/>
      <text:p text:style-name="P6"/>
      <text:p text:style-name="P5"/>
      <text:p text:style-name="P7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4:06:27.679000000</meta:creation-date>
    <dc:date>2023-12-20T21:20:53.908000000</dc:date>
    <meta:editing-duration>PT4H32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14" meta:word-count="73" meta:character-count="930" meta:non-whitespace-character-count="867"/>
  </office:meta>
</office:document-meta>
</file>